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4000003E64094EA63F6C98C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style:font-name-asian="Titillium Web1" style:font-name-complex="Titillium Web1"/>
    </style:style>
    <style:style style:name="P2" style:family="paragraph" style:parent-style-name="Standard" style:list-style-name="WWNum2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0555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master-page-name="Standard">
      <style:paragraph-properties fo:line-height="100%" style:page-number="1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color="#666666" style:font-name="Titillium Web" fo:font-size="24pt" fo:font-weight="bold" style:font-name-asian="Titillium Web1" style:font-size-asian="24pt" style:font-weight-asian="bold" style:font-name-complex="Titillium Web1" style:font-size-complex="24pt"/>
    </style:style>
    <style:style style:name="P8" style:family="paragraph" style:parent-style-name="Heading_20_2" style:list-style-name="WWNum3">
      <style:paragraph-properties fo:margin-left="0.5in" fo:margin-right="0in" fo:margin-top="0.25in" fo:margin-bottom="0in" loext:contextual-spacing="false" fo:text-indent="-0.25in" style:auto-text-indent="false"/>
    </style:style>
    <style:style style:name="T1" style:family="text">
      <style:text-properties fo:color="#0066cc" style:font-name="Titillium Web" fo:font-size="32pt" fo:font-weight="bold" style:font-name-asian="Titillium Web1" style:font-size-asian="32pt" style:font-weight-asian="bold" style:font-name-complex="Titillium Web1" style:font-size-complex="32pt"/>
    </style:style>
    <style:style style:name="T2" style:family="text">
      <style:text-properties fo:color="#0066cc" style:font-name="Titillium Web" fo:font-size="18pt" style:font-name-asian="Titillium Web1" style:font-size-asian="18pt" style:font-name-complex="Titillium Web1" style:font-size-complex="18pt"/>
    </style:style>
    <style:style style:name="T3" style:family="text">
      <style:text-properties fo:color="#0066cc" style:font-name="Titillium Web" style:font-name-asian="Titillium Web1" style:font-name-complex="Titillium Web1"/>
    </style:style>
    <style:style style:name="T4" style:family="text"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6666" style:font-name="Titillium Web" style:font-name-asian="Titillium Web1" style:font-name-complex="Titillium Web1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Titillium Web" fo:font-size="11pt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8" style:family="text">
      <style:text-properties fo:font-variant="normal" fo:text-transform="none" style:text-line-through-style="none" style:text-line-through-type="none" style:text-position="0% 100%" style:font-name="Titillium Web" fo:font-size="11pt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9" style:family="text">
      <style:text-properties style:font-name="Titillium Web" style:font-name-asian="Titillium Web1" style:font-name-complex="Titillium Web1"/>
    </style:style>
    <style:style style:name="T10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ecklist per il processo di adesione ai servizi digitali per i Comuni</text:span></text:p>
      <text:p text:style-name="Standard"><text:span text:style-name="T2">Questo documento ti aiuterà a tenere traccia dello svolgimento delle attività necessarie ad implementare i servizi digitali del modello Comuni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list xml:id="list1046728132" text:style-name="WWNum2">
            <text:list-item>
              <text:p text:style-name="P2"><text:a xlink:type="simple" xlink:href="#_r9b237pszqt5" text:style-name="Index_20_Link" text:visited-style-name="Index_20_Link"><text:span text:style-name="T7">Comprendere lo stato dell’arte</text:span></text:a></text:p>
            </text:list-item>
            <text:list-item>
              <text:p text:style-name="P3"><text:a xlink:type="simple" xlink:href="#_z03695swhtdg" text:style-name="Index_20_Link" text:visited-style-name="Index_20_Link"><text:span text:style-name="T7">Progettare i flussi</text:span></text:a></text:p>
            </text:list-item>
            <text:list-item>
              <text:p text:style-name="P3"><text:a xlink:type="simple" xlink:href="#_ghrr8vp6kib" text:style-name="Index_20_Link" text:visited-style-name="Index_20_Link"><text:span text:style-name="T7">Realizzare il servizio digitale</text:span></text:a></text:p>
            </text:list-item>
            <text:list-item>
              <text:p text:style-name="P3"><text:a xlink:type="simple" xlink:href="#_w15cv6n0zx29" text:style-name="Index_20_Link" text:visited-style-name="Index_20_Link"><text:span text:style-name="T7">Implementare il servizio</text:span></text:a></text:p>
            </text:list-item>
            <text:list-item>
              <text:p text:style-name="P4"><text:a xlink:type="simple" xlink:href="#_nue6fpm7c45c" text:style-name="Index_20_Link" text:visited-style-name="Index_20_Link"><text:span text:style-name="T7">Validare</text:span></text:a></text:p>
            </text:list-item>
          </text:list>
        </text:index-body>
      </text:table-of-content>
      <text:p text:style-name="P7"><text:bookmark text:name="_ov28pogwqegu"/></text:p>
      <text:list xml:id="list461524168" text:style-name="WWNum3">
        <text:list-item>
          <text:p text:style-name="P8"><text:bookmark text:name="_r9b237pszqt5"/><text:span text:style-name="T4">Comprendere lo stato dell’arte</text:span></text:p>
        </text:list-item>
      </text:list>
      <text:list xml:id="list1497506335" text:style-name="WWNum1">
        <text:list-item>
          <text:p text:style-name="P5"><text:span text:style-name="T9">❗️Analizza gli step della procedura per l’erogazione del servizio</text:span></text:p>
        </text:list-item>
        <text:list-item>
          <text:p text:style-name="P5"><text:span text:style-name="T9">❗️Identifica la </text:span><text:a xlink:type="simple" xlink:href="https://designers.italia.it/files/resources/modelli/comuni/adotta-il-modello-di-servizi-digitali-comunali/comprendi-lo-stato-dell-arte/Tipologie-flussi-servizio-Comuni.ods" text:style-name="ListLabel_20_28" text:visited-style-name="ListLabel_20_28"><text:span text:style-name="T10">tipologia di flusso di riferimento</text:span></text:a></text:p>
        </text:list-item>
        <text:list-item>
          <text:p text:style-name="P5"><text:span text:style-name="T9">Consulta i </text:span><text:a xlink:type="simple" xlink:href="https://docs.italia.it/italia/designers-italia/design-comuni-docs/it/versione-corrente/conformita/conformita-servizi-digitali.html" text:style-name="ListLabel_20_28" text:visited-style-name="ListLabel_20_28"><text:span text:style-name="T10">criteri di conformità</text:span></text:a><text:span text:style-name="T9"> ai servizi digitali comunali </text:span></text:p>
        </text:list-item>
        <text:list-item>
          <text:p text:style-name="P5"><text:span text:style-name="T9">❗️Identifica i vincoli e i requisiti tecnologici dell’ente</text:span></text:p>
        </text:list-item>
        <text:list-item>
          <text:p text:style-name="P5"><text:span text:style-name="T9">Verifica sul </text:span><text:a xlink:type="simple" xlink:href="https://developers.italia.it/it/software.html" text:style-name="ListLabel_20_28" text:visited-style-name="ListLabel_20_28"><text:span text:style-name="T10">catalogo del riuso</text:span></text:a><text:span text:style-name="T9"> se esistono eventuali soluzioni per l’implementazione</text:span></text:p>
        </text:list-item>
      </text:list>
      <text:p text:style-name="P1"/>
      <text:list xml:id="list63225611138802" text:continue-list="list461524168" text:style-name="WWNum3">
        <text:list-item>
          <text:p text:style-name="P8"><text:bookmark text:name="_z03695swhtdg"/><text:span text:style-name="T4">Progettare i flussi</text:span></text:p>
        </text:list-item>
      </text:list>
      <text:list xml:id="list63225282016664" text:continue-list="list1497506335" text:style-name="WWNum1">
        <text:list-item>
          <text:p text:style-name="P5"><text:span text:style-name="T9">Visiona l’</text:span><text:a xlink:type="simple" xlink:href="https://docs.italia.it/italia/designers-italia/design-comuni-docs/it/versione-corrente/flussi-di-servizi/i-prototipi-di-esempio.html" text:style-name="ListLabel_20_28" text:visited-style-name="ListLabel_20_28"><text:span text:style-name="T10">esempio di servizio</text:span></text:a><text:span text:style-name="T3"> </text:span><text:span text:style-name="T9">relativo al flusso</text:span></text:p>
        </text:list-item>
        <text:list-item>
          <text:p text:style-name="P5"><text:span text:style-name="T9">❗️Consulta il </text:span><text:a xlink:type="simple" xlink:href="https://designers.italia.it/modelli/comuni/adotta-il-modello-di-servizi-digitali-comunali/progetta-il-flusso-di-servizio/" text:style-name="ListLabel_20_28" text:visited-style-name="ListLabel_20_28"><text:span text:style-name="T10">diagramma di flusso</text:span></text:a><text:span text:style-name="T9"> corrispondente</text:span></text:p>
        </text:list-item>
        <text:list-item>
          <text:p text:style-name="P5"><text:span text:style-name="T9">❗️Utilizza la </text:span><text:a xlink:type="simple" xlink:href="https://www.figma.com/file/6J9UCfPJkKYvtFo6Va31Ls/Designers-Italia---Organismi-hi-fi?node-id=2%3A28&amp;t=sckie08SXfcZquuv-0" text:style-name="ListLabel_20_28" text:visited-style-name="ListLabel_20_28"><text:span text:style-name="T10">libreria dei componenti</text:span></text:a><text:span text:style-name="T3"> </text:span><text:span text:style-name="T9">e la </text:span><text:a xlink:type="simple" xlink:href="https://www.figma.com/file/WkVMh3JnkyUQGE3POb0TSI/Designers-Italia---Documentazione-Moduli-e-Sezioni?node-id=0%3A1&amp;t=es31G5VlUt97V5vv-0" text:style-name="ListLabel_20_28" text:visited-style-name="ListLabel_20_28"><text:span text:style-name="T10">libreria dei moduli e delle sezioni</text:span></text:a><text:span text:style-name="T9"> per comporre il flusso</text:span></text:p>
        </text:list-item>
        <text:list-item>
          <text:p text:style-name="P5"><text:span text:style-name="T9">Se necessario, eventualmente, adatta il flusso alle esigenze del servizio specifico</text:span></text:p>
        </text:list-item>
      </text:list>
      <text:p text:style-name="Standard"/>
      <text:list xml:id="list63226673335108" text:continue-list="list63225611138802" text:style-name="WWNum3">
        <text:list-item>
          <text:p text:style-name="P8"><text:bookmark text:name="_ghrr8vp6kib"/><text:span text:style-name="T4">Realizzare il servizio digitale</text:span></text:p>
        </text:list-item>
      </text:list>
      <text:list xml:id="list63227020784831" text:continue-list="list63225282016664" text:style-name="WWNum1">
        <text:list-item>
          <text:p text:style-name="P5"><text:span text:style-name="T9">Prendi visione delle </text:span><text:a xlink:type="simple" xlink:href="https://italia.github.io/design-comuni-pagine-statiche/servizi/index.html" text:style-name="ListLabel_20_28" text:visited-style-name="ListLabel_20_28"><text:span text:style-name="T10">anteprime dei template HTML</text:span></text:a></text:p>
        </text:list-item>
        <text:list-item>
          <text:p text:style-name="P5"><text:span text:style-name="T9">❗️Seleziona i </text:span><text:a xlink:type="simple" xlink:href="https://github.com/italia/design-comuni-pagine-statiche" text:style-name="ListLabel_20_28" text:visited-style-name="ListLabel_20_28"><text:span text:style-name="T10">file sorgenti dei template HTML</text:span></text:a><text:span text:style-name="T9"> necessari alla configurazione</text:span></text:p>
        </text:list-item>
        <text:list-item>
          <text:p text:style-name="P5"><text:soft-page-break/><text:span text:style-name="T9">❗️Scegli le sezioni adatte al servizio specifico</text:span></text:p>
        </text:list-item>
        <text:list-item>
          <text:p text:style-name="P5"><text:span text:style-name="T9">❗️Inserisci i contenuti nei template HTML</text:span></text:p>
        </text:list-item>
        <text:list-item>
          <text:p text:style-name="P5"><text:span text:style-name="T9">❗️Sviluppa il front-end necessario ad abilitare il flusso</text:span></text:p>
        </text:list-item>
        <text:list-item>
          <text:p text:style-name="P5"><text:span text:style-name="T9">Verifica l’aderenza ai </text:span><text:a xlink:type="simple" xlink:href="https://docs.italia.it/italia/designers-italia/design-comuni-docs/it/versione-corrente/conformita/conformita-servizi-digitali.html" text:style-name="ListLabel_20_28" text:visited-style-name="ListLabel_20_28"><text:span text:style-name="T10">criteri di conformità</text:span></text:a></text:p>
        </text:list-item>
        <text:list-item>
          <text:p text:style-name="P5"><text:span text:style-name="T9">Effettua eventuali modifiche per soddisfare la conformità</text:span></text:p>
        </text:list-item>
      </text:list>
      <text:p text:style-name="P1"/>
      <text:list xml:id="list63226028700607" text:continue-list="list63226673335108" text:style-name="WWNum3">
        <text:list-item>
          <text:p text:style-name="P8"><text:bookmark text:name="_w15cv6n0zx29"/><text:span text:style-name="T4">Implementare il servizio</text:span></text:p>
        </text:list-item>
      </text:list>
      <text:list xml:id="list63226930352412" text:continue-list="list63227020784831" text:style-name="WWNum1">
        <text:list-item>
          <text:p text:style-name="P5"><text:span text:style-name="T9">❗️Integra soluzioni esistenti per processare le istanze</text:span></text:p>
        </text:list-item>
        <text:list-item>
          <text:p text:style-name="P5"><text:span text:style-name="T9">Integra soluzioni esistenti per accesso con identità digitale</text:span></text:p>
        </text:list-item>
        <text:list-item>
          <text:p text:style-name="P5"><text:span text:style-name="T9">Integra soluzioni esistenti per eventuali pagamenti con PagoPA</text:span></text:p>
        </text:list-item>
        <text:list-item>
          <text:p text:style-name="P5"><text:span text:style-name="T9">❗️Integra servizi di notifica in area personale (broadcasting o ad-hoc)</text:span></text:p>
        </text:list-item>
        <text:list-item>
          <text:p text:style-name="P5"><text:span text:style-name="T9">Integra servizi di notifica via mail (broadcasting o ad-hoc)</text:span></text:p>
        </text:list-item>
        <text:list-item>
          <text:p text:style-name="P5"><text:span text:style-name="T9">Integra servizi di notifica tramite AppIO (broadcasting o ad-hoc)</text:span></text:p>
        </text:list-item>
        <text:list-item>
          <text:p text:style-name="P5"><text:span text:style-name="T9">Metti a </text:span><text:a xlink:type="simple" xlink:href="https://developers.italia.it/it/riuso/pubblicazione" text:style-name="ListLabel_20_28" text:visited-style-name="ListLabel_20_28"><text:span text:style-name="T10">riuso nel catalogo</text:span></text:a><text:span text:style-name="T9"> eventuali funzionalità sviluppate ad-hoc</text:span></text:p>
        </text:list-item>
      </text:list>
      <text:p text:style-name="Standard"/>
      <text:list xml:id="list63227084798750" text:continue-list="list63226028700607" text:style-name="WWNum3">
        <text:list-item>
          <text:p text:style-name="P8"><text:bookmark text:name="_nue6fpm7c45c"/><text:span text:style-name="T4">Validare</text:span></text:p>
        </text:list-item>
      </text:list>
      <text:list xml:id="list63225721083500" text:continue-list="list63226930352412" text:style-name="WWNum1">
        <text:list-item>
          <text:p text:style-name="P5"><text:span text:style-name="T9">❗️Fai un resoconto dell’aderenza ai </text:span><text:a xlink:type="simple" xlink:href="https://docs.italia.it/italia/designers-italia/design-comuni-docs/it/versione-corrente/conformita/conformita-servizi-digitali.html" text:style-name="ListLabel_20_28" text:visited-style-name="ListLabel_20_28"><text:span text:style-name="T10">criteri di conformità</text:span></text:a></text:p>
        </text:list-item>
      </text:list>
      <text:p text:style-name="P1"/>
      <text:p text:style-name="Standard"><text:span text:style-name="T9">—------------ Periodicamente &gt;</text:span></text:p>
      <text:list xml:id="list63227244946148" text:continue-numbering="true" text:style-name="WWNum1">
        <text:list-item>
          <text:p text:style-name="P5"><text:span text:style-name="T9">Analizza i risultati delle valutazioni degli utenti</text:span></text:p>
        </text:list-item>
        <text:list-item>
          <text:p text:style-name="P5"><text:span text:style-name="T9">Monitora le metriche di ingaggio</text:span></text:p>
        </text:list-item>
      </text:list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char" svg:x="6.8752in" svg:y="0in" svg:width="0.739in" svg:height="0.7402in" draw:z-index="1"><draw:image xlink:href="Pictures/10000201000003E4000003E64094EA63F6C98C2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9" meta:word-count="317" meta:character-count="2051" meta:non-whitespace-character-count="1808"/>
    <meta:generator>LibreOfficeDev/6.0.5.2$Linux_X86_64 LibreOffice_project/</meta:generator>
  </office:meta>
</office:document-meta>
</file>